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est2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([.B4]-1)^2/[.A4]" office:value-type="float" office:value="0" calcext:value-type="float">
            <text:p>0.000</text:p>
          </table:table-cell>
          <table:table-cell table:formula="of:=SIN([.C4])" office:value-type="float" office:value="0" calcext:value-type="float">
            <text:p>0.0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([.B5]-1)^2/[.A5]" office:value-type="float" office:value="0.5" calcext:value-type="float">
            <text:p>0.500</text:p>
          </table:table-cell>
          <table:table-cell table:formula="of:=SIN([.C5])" office:value-type="float" office:value="0.479425538604203" calcext:value-type="float">
            <text:p>0.4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([.B6]-1)^2/[.A6]" office:value-type="float" office:value="1.33333333333333" calcext:value-type="float">
            <text:p>1.333</text:p>
          </table:table-cell>
          <table:table-cell table:formula="of:=SIN([.C6])" office:value-type="float" office:value="0.971937901363313" calcext:value-type="float">
            <text:p>0.97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([.B7]-1)^2/[.A7]" office:value-type="float" office:value="2.25" calcext:value-type="float">
            <text:p>2.250</text:p>
          </table:table-cell>
          <table:table-cell table:formula="of:=SIN([.C7])" office:value-type="float" office:value="0.778073196887921" calcext:value-type="float">
            <text:p>0.77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([.B8]-1)^2/[.A8]" office:value-type="float" office:value="3.2" calcext:value-type="float">
            <text:p>3.200</text:p>
          </table:table-cell>
          <table:table-cell table:formula="of:=SIN([.C8])" office:value-type="float" office:value="-0.0583741434275801" calcext:value-type="float">
            <text:p>-0.05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([.B9]-1)^2/[.A9]" office:value-type="float" office:value="4.16666666666667" calcext:value-type="float">
            <text:p>4.167</text:p>
          </table:table-cell>
          <table:table-cell table:formula="of:=SIN([.C9])" office:value-type="float" office:value="-0.85475260723884" calcext:value-type="float">
            <text:p>-0.85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([.B10]-1)^2/[.A10]" office:value-type="float" office:value="5.14285714285714" calcext:value-type="float">
            <text:p>5.143</text:p>
          </table:table-cell>
          <table:table-cell table:formula="of:=SIN([.C10])" office:value-type="float" office:value="-0.908770486804673" calcext:value-type="float">
            <text:p>-0.90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([.B11]-1)^2/[.A11]" office:value-type="float" office:value="6.125" calcext:value-type="float">
            <text:p>6.125</text:p>
          </table:table-cell>
          <table:table-cell table:formula="of:=SIN([.C11])" office:value-type="float" office:value="-0.157526431008143" calcext:value-type="float">
            <text:p>-0.15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([.B12]-1)^2/[.A12]" office:value-type="float" office:value="7.11111111111111" calcext:value-type="float">
            <text:p>7.111</text:p>
          </table:table-cell>
          <table:table-cell table:formula="of:=SIN([.C12])" office:value-type="float" office:value="0.736529960068892" calcext:value-type="float">
            <text:p>0.73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([.B13]-1)^2/[.A13]" office:value-type="float" office:value="8.1" calcext:value-type="float">
            <text:p>8.100</text:p>
          </table:table-cell>
          <table:table-cell table:formula="of:=SIN([.C13])" office:value-type="float" office:value="0.969889810845086" calcext:value-type="float">
            <text:p>0.97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([.B14]-1)^2/[.A14]" office:value-type="float" office:value="9.09090909090909" calcext:value-type="float">
            <text:p>9.091</text:p>
          </table:table-cell>
          <table:table-cell table:formula="of:=SIN([.C14])" office:value-type="float" office:value="0.327700708813498" calcext:value-type="float">
            <text:p>0.32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([.B15]-1)^2/[.A15]" office:value-type="float" office:value="10.0833333333333" calcext:value-type="float">
            <text:p>10.083</text:p>
          </table:table-cell>
          <table:table-cell table:formula="of:=SIN([.C15])" office:value-type="float" office:value="-0.611974968146988" calcext:value-type="float">
            <text:p>-0.6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([.B16]-1)^2/[.A16]" office:value-type="float" office:value="11.0769230769231" calcext:value-type="float">
            <text:p>11.077</text:p>
          </table:table-cell>
          <table:table-cell table:formula="of:=SIN([.C16])" office:value-type="float" office:value="-0.996693011539454" calcext:value-type="float">
            <text:p>-0.99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([.B17]-1)^2/[.A17]" office:value-type="float" office:value="12.0714285714286" calcext:value-type="float">
            <text:p>12.071</text:p>
          </table:table-cell>
          <table:table-cell table:formula="of:=SIN([.C17])" office:value-type="float" office:value="-0.474980650065574" calcext:value-type="float">
            <text:p>-0.47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([.B18]-1)^2/[.A18]" office:value-type="float" office:value="13.0666666666667" calcext:value-type="float">
            <text:p>13.067</text:p>
          </table:table-cell>
          <table:table-cell table:formula="of:=SIN([.C18])" office:value-type="float" office:value="0.479685327932774" calcext:value-type="float">
            <text:p>0.48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([.B19]-1)^2/[.A19]" office:value-type="float" office:value="14.0625" calcext:value-type="float">
            <text:p>14.063</text:p>
          </table:table-cell>
          <table:table-cell table:formula="of:=SIN([.C19])" office:value-type="float" office:value="0.997213718805399" calcext:value-type="float">
            <text:p>0.99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([.B20]-1)^2/[.A20]" office:value-type="float" office:value="15.0588235294118" calcext:value-type="float">
            <text:p>15.059</text:p>
          </table:table-cell>
          <table:table-cell table:formula="of:=SIN([.C20])" office:value-type="float" office:value="0.604501341673438" calcext:value-type="float">
            <text:p>0.60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([.B21]-1)^2/[.A21]" office:value-type="float" office:value="16.0555555555556" calcext:value-type="float">
            <text:p>16.056</text:p>
          </table:table-cell>
          <table:table-cell table:formula="of:=SIN([.C21])" office:value-type="float" office:value="-0.340635076415591" calcext:value-type="float">
            <text:p>-0.34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([.B22]-1)^2/[.A22]" office:value-type="float" office:value="17.0526315789474" calcext:value-type="float">
            <text:p>17.053</text:p>
          </table:table-cell>
          <table:table-cell table:formula="of:=SIN([.C22])" office:value-type="float" office:value="-0.974541819448015" calcext:value-type="float">
            <text:p>-0.97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([.B23]-1)^2/[.A23]" office:value-type="float" office:value="18.05" calcext:value-type="float">
            <text:p>18.050</text:p>
          </table:table-cell>
          <table:table-cell table:formula="of:=SIN([.C23])" office:value-type="float" office:value="-0.717046627732922" calcext:value-type="float">
            <text:p>-0.717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([.B24]-1)^2/[.A24]" office:value-type="float" office:value="19.047619047619" calcext:value-type="float">
            <text:p>19.048</text:p>
          </table:table-cell>
          <table:table-cell table:formula="of:=SIN([.C24])" office:value-type="float" office:value="0.196770693935791" calcext:value-type="float">
            <text:p>0.197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([.B25]-1)^2/[.A25]" office:value-type="float" office:value="20.0454545454545" calcext:value-type="float">
            <text:p>20.045</text:p>
          </table:table-cell>
          <table:table-cell table:formula="of:=SIN([.C25])" office:value-type="float" office:value="0.930545085668694" calcext:value-type="float">
            <text:p>0.931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([.B26]-1)^2/[.A26]" office:value-type="float" office:value="21.0434782608696" calcext:value-type="float">
            <text:p>21.043</text:p>
          </table:table-cell>
          <table:table-cell table:formula="of:=SIN([.C26])" office:value-type="float" office:value="0.812058159836725" calcext:value-type="float">
            <text:p>0.81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([.B27]-1)^2/[.A27]" office:value-type="float" office:value="22.0416666666667" calcext:value-type="float">
            <text:p>22.042</text:p>
          </table:table-cell>
          <table:table-cell table:formula="of:=SIN([.C27])" office:value-type="float" office:value="-0.0504966065984555" calcext:value-type="float">
            <text:p>-0.05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([.B28]-1)^2/[.A28]" office:value-type="float" office:value="23.04" calcext:value-type="float">
            <text:p>23.040</text:p>
          </table:table-cell>
          <table:table-cell table:formula="of:=SIN([.C28])" office:value-type="float" office:value="-0.866851155826312" calcext:value-type="float">
            <text:p>-0.867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([.B29]-1)^2/[.A29]" office:value-type="float" office:value="24.0384615384615" calcext:value-type="float">
            <text:p>24.038</text:p>
          </table:table-cell>
          <table:table-cell table:formula="of:=SIN([.C29])" office:value-type="float" office:value="-0.8885980829205" calcext:value-type="float">
            <text:p>-0.889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([.B30]-1)^2/[.A30]" office:value-type="float" office:value="25.037037037037" calcext:value-type="float">
            <text:p>25.037</text:p>
          </table:table-cell>
          <table:table-cell table:formula="of:=SIN([.C30])" office:value-type="float" office:value="-0.0955581614629495" calcext:value-type="float">
            <text:p>-0.096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([.B31]-1)^2/[.A31]" office:value-type="float" office:value="26.0357142857143" calcext:value-type="float">
            <text:p>26.036</text:p>
          </table:table-cell>
          <table:table-cell table:formula="of:=SIN([.C31])" office:value-type="float" office:value="0.785171526832522" calcext:value-type="float">
            <text:p>0.785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([.B32]-1)^2/[.A32]" office:value-type="float" office:value="27.0344827586207" calcext:value-type="float">
            <text:p>27.034</text:p>
          </table:table-cell>
          <table:table-cell table:formula="of:=SIN([.C32])" office:value-type="float" office:value="0.945735634495308" calcext:value-type="float">
            <text:p>0.94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([.B33]-1)^2/[.A33]" office:value-type="float" office:value="28.0333333333333" calcext:value-type="float">
            <text:p>28.033</text:p>
          </table:table-cell>
          <table:table-cell table:formula="of:=SIN([.C33])" office:value-type="float" office:value="0.238674378498073" calcext:value-type="float">
            <text:p>0.239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([.B34]-1)^2/[.A34]" office:value-type="float" office:value="29.0322580645161" calcext:value-type="float">
            <text:p>29.032</text:p>
          </table:table-cell>
          <table:table-cell table:formula="of:=SIN([.C34])" office:value-type="float" office:value="-0.687415334416304" calcext:value-type="float">
            <text:p>-0.687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([.B35]-1)^2/[.A35]" office:value-type="float" office:value="30.03125" calcext:value-type="float">
            <text:p>30.031</text:p>
          </table:table-cell>
          <table:table-cell table:formula="of:=SIN([.C35])" office:value-type="float" office:value="-0.982729652752132" calcext:value-type="float">
            <text:p>-0.983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([.B36]-1)^2/[.A36]" office:value-type="float" office:value="31.030303030303" calcext:value-type="float">
            <text:p>31.030</text:p>
          </table:table-cell>
          <table:table-cell table:formula="of:=SIN([.C36])" office:value-type="float" office:value="-0.376136927717139" calcext:value-type="float">
            <text:p>-0.376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formula="of:=([.B37]-1)^2/[.A37]" office:value-type="float" office:value="32.0294117647059" calcext:value-type="float">
            <text:p>32.029</text:p>
          </table:table-cell>
          <table:table-cell table:formula="of:=SIN([.C37])" office:value-type="float" office:value="0.575720635946042" calcext:value-type="float">
            <text:p>0.576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([.B38]-1)^2/[.A38]" office:value-type="float" office:value="33.0285714285714" calcext:value-type="float">
            <text:p>33.029</text:p>
          </table:table-cell>
          <table:table-cell table:formula="of:=SIN([.C38])" office:value-type="float" office:value="0.999124476553672" calcext:value-type="float">
            <text:p>0.999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([.B39]-1)^2/[.A39]" office:value-type="float" office:value="34.0277777777778" calcext:value-type="float">
            <text:p>34.028</text:p>
          </table:table-cell>
          <table:table-cell table:formula="of:=SIN([.C39])" office:value-type="float" office:value="0.505310212500346" calcext:value-type="float">
            <text:p>0.50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([.B40]-1)^2/[.A40]" office:value-type="float" office:value="35.027027027027" calcext:value-type="float">
            <text:p>35.027</text:p>
          </table:table-cell>
          <table:table-cell table:formula="of:=SIN([.C40])" office:value-type="float" office:value="-0.452447434104244" calcext:value-type="float">
            <text:p>-0.452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([.B41]-1)^2/[.A41]" office:value-type="float" office:value="36.0263157894737" calcext:value-type="float">
            <text:p>36.026</text:p>
          </table:table-cell>
          <table:table-cell table:formula="of:=SIN([.C41])" office:value-type="float" office:value="-0.994802536387334" calcext:value-type="float">
            <text:p>-0.995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([.B42]-1)^2/[.A42]" office:value-type="float" office:value="37.025641025641" calcext:value-type="float">
            <text:p>37.026</text:p>
          </table:table-cell>
          <table:table-cell table:formula="of:=SIN([.C42])" office:value-type="float" office:value="-0.623702743106512" calcext:value-type="float">
            <text:p>-0.62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([.B43]-1)^2/[.A43]" office:value-type="float" office:value="38.025" calcext:value-type="float">
            <text:p>38.025</text:p>
          </table:table-cell>
          <table:table-cell table:formula="of:=SIN([.C43])" office:value-type="float" office:value="0.320150322360101" calcext:value-type="float">
            <text:p>0.320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([.B44]-1)^2/[.A44]" office:value-type="float" office:value="39.0243902439024" calcext:value-type="float">
            <text:p>39.024</text:p>
          </table:table-cell>
          <table:table-cell table:formula="of:=SIN([.C44])" office:value-type="float" office:value="0.9700115686401" calcext:value-type="float">
            <text:p>0.970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([.B45]-1)^2/[.A45]" office:value-type="float" office:value="40.0238095238095" calcext:value-type="float">
            <text:p>40.024</text:p>
          </table:table-cell>
          <table:table-cell table:formula="of:=SIN([.C45])" office:value-type="float" office:value="0.729023993208722" calcext:value-type="float">
            <text:p>0.729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([.B46]-1)^2/[.A46]" office:value-type="float" office:value="41.0232558139535" calcext:value-type="float">
            <text:p>41.023</text:p>
          </table:table-cell>
          <table:table-cell table:formula="of:=SIN([.C46])" office:value-type="float" office:value="-0.181539085451889" calcext:value-type="float">
            <text:p>-0.182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formula="of:=([.B47]-1)^2/[.A47]" office:value-type="float" office:value="42.0227272727273" calcext:value-type="float">
            <text:p>42.023</text:p>
          </table:table-cell>
          <table:table-cell table:formula="of:=SIN([.C47])" office:value-type="float" office:value="-0.925374645928982" calcext:value-type="float">
            <text:p>-0.92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([.B48]-1)^2/[.A48]" office:value-type="float" office:value="43.0222222222222" calcext:value-type="float">
            <text:p>43.022</text:p>
          </table:table-cell>
          <table:table-cell table:formula="of:=SIN([.C48])" office:value-type="float" office:value="-0.819234538726922" calcext:value-type="float">
            <text:p>-0.819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formula="of:=([.B49]-1)^2/[.A49]" office:value-type="float" office:value="44.0217391304348" calcext:value-type="float">
            <text:p>44.022</text:p>
          </table:table-cell>
          <table:table-cell table:formula="of:=SIN([.C49])" office:value-type="float" office:value="0.0394317545235242" calcext:value-type="float">
            <text:p>0.039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formula="of:=([.B50]-1)^2/[.A50]" office:value-type="float" office:value="45.0212765957447" calcext:value-type="float">
            <text:p>45.021</text:p>
          </table:table-cell>
          <table:table-cell table:formula="of:=SIN([.C50])" office:value-type="float" office:value="0.861887152854668" calcext:value-type="float">
            <text:p>0.862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([.B51]-1)^2/[.A51]" office:value-type="float" office:value="46.0208333333333" calcext:value-type="float">
            <text:p>46.021</text:p>
          </table:table-cell>
          <table:table-cell table:formula="of:=SIN([.C51])" office:value-type="float" office:value="0.892589598241322" calcext:value-type="float">
            <text:p>0.893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formula="of:=([.B52]-1)^2/[.A52]" office:value-type="float" office:value="47.0204081632653" calcext:value-type="float">
            <text:p>47.020</text:p>
          </table:table-cell>
          <table:table-cell table:formula="of:=SIN([.C52])" office:value-type="float" office:value="0.103297051447886" calcext:value-type="float">
            <text:p>0.10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([.B53]-1)^2/[.A53]" office:value-type="float" office:value="48.02" calcext:value-type="float">
            <text:p>48.020</text:p>
          </table:table-cell>
          <table:table-cell table:formula="of:=SIN([.C53])" office:value-type="float" office:value="-0.780903048793702" calcext:value-type="float">
            <text:p>-0.78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formula="of:=([.B54]-1)^2/[.A54]" office:value-type="float" office:value="49.0196078431373" calcext:value-type="float">
            <text:p>49.020</text:p>
          </table:table-cell>
          <table:table-cell table:formula="of:=SIN([.C54])" office:value-type="float" office:value="-0.947675721398768" calcext:value-type="float">
            <text:p>-0.948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([.B55]-1)^2/[.A55]" office:value-type="float" office:value="50.0192307692308" calcext:value-type="float">
            <text:p>50.019</text:p>
          </table:table-cell>
          <table:table-cell table:formula="of:=SIN([.C55])" office:value-type="float" office:value="-0.243770443909981" calcext:value-type="float">
            <text:p>-0.244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formula="of:=([.B56]-1)^2/[.A56]" office:value-type="float" office:value="51.0188679245283" calcext:value-type="float">
            <text:p>51.019</text:p>
          </table:table-cell>
          <table:table-cell table:formula="of:=SIN([.C56])" office:value-type="float" office:value="0.684111957619129" calcext:value-type="float">
            <text:p>0.684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([.B57]-1)^2/[.A57]" office:value-type="float" office:value="52.0185185185185" calcext:value-type="float">
            <text:p>52.019</text:p>
          </table:table-cell>
          <table:table-cell table:formula="of:=SIN([.C57])" office:value-type="float" office:value="0.983440246768912" calcext:value-type="float">
            <text:p>0.983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formula="of:=([.B58]-1)^2/[.A58]" office:value-type="float" office:value="53.0181818181818" calcext:value-type="float">
            <text:p>53.018</text:p>
          </table:table-cell>
          <table:table-cell table:formula="of:=SIN([.C58])" office:value-type="float" office:value="0.379164579030039" calcext:value-type="float">
            <text:p>0.379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([.B59]-1)^2/[.A59]" office:value-type="float" office:value="54.0178571428571" calcext:value-type="float">
            <text:p>54.018</text:p>
          </table:table-cell>
          <table:table-cell table:formula="of:=SIN([.C59])" office:value-type="float" office:value="-0.573508275699688" calcext:value-type="float">
            <text:p>-0.574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([.B60]-1)^2/[.A60]" office:value-type="float" office:value="55.0175438596491" calcext:value-type="float">
            <text:p>55.018</text:p>
          </table:table-cell>
          <table:table-cell table:formula="of:=SIN([.C60])" office:value-type="float" office:value="-0.999213152682935" calcext:value-type="float">
            <text:p>-0.999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formula="of:=([.B61]-1)^2/[.A61]" office:value-type="float" office:value="56.0172413793103" calcext:value-type="float">
            <text:p>56.017</text:p>
          </table:table-cell>
          <table:table-cell table:formula="of:=SIN([.C61])" office:value-type="float" office:value="-0.506763521842092" calcext:value-type="float">
            <text:p>-0.507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formula="of:=([.B62]-1)^2/[.A62]" office:value-type="float" office:value="57.0169491525424" calcext:value-type="float">
            <text:p>57.017</text:p>
          </table:table-cell>
          <table:table-cell table:formula="of:=SIN([.C62])" office:value-type="float" office:value="0.451353357280033" calcext:value-type="float">
            <text:p>0.45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([.B63]-1)^2/[.A63]" office:value-type="float" office:value="58.0166666666667" calcext:value-type="float">
            <text:p>58.017</text:p>
          </table:table-cell>
          <table:table-cell table:formula="of:=SIN([.C63])" office:value-type="float" office:value="0.994720995929823" calcext:value-type="float">
            <text:p>0.995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([.B64]-1)^2/[.A64]" office:value-type="float" office:value="59.0163934426229" calcext:value-type="float">
            <text:p>59.016</text:p>
          </table:table-cell>
          <table:table-cell table:formula="of:=SIN([.C64])" office:value-type="float" office:value="0.624012355774749" calcext:value-type="float">
            <text:p>0.624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([.B65]-1)^2/[.A65]" office:value-type="float" office:value="60.0161290322581" calcext:value-type="float">
            <text:p>60.016</text:p>
          </table:table-cell>
          <table:table-cell table:formula="of:=SIN([.C65])" office:value-type="float" office:value="-0.320131808033142" calcext:value-type="float">
            <text:p>-0.320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formula="of:=([.B66]-1)^2/[.A66]" office:value-type="float" office:value="61.015873015873" calcext:value-type="float">
            <text:p>61.016</text:p>
          </table:table-cell>
          <table:table-cell table:formula="of:=SIN([.C66])" office:value-type="float" office:value="-0.970092743936686" calcext:value-type="float">
            <text:p>-0.970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([.B67]-1)^2/[.A67]" office:value-type="float" office:value="62.015625" calcext:value-type="float">
            <text:p>62.016</text:p>
          </table:table-cell>
          <table:table-cell table:formula="of:=SIN([.C67])" office:value-type="float" office:value="-0.728567345254138" calcext:value-type="float">
            <text:p>-0.729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([.B68]-1)^2/[.A68]" office:value-type="float" office:value="63.0153846153846" calcext:value-type="float">
            <text:p>63.015</text:p>
          </table:table-cell>
          <table:table-cell table:formula="of:=SIN([.C68])" office:value-type="float" office:value="0.182502936679879" calcext:value-type="float">
            <text:p>0.183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formula="of:=([.B69]-1)^2/[.A69]" office:value-type="float" office:value="64.0151515151515" calcext:value-type="float">
            <text:p>64.015</text:p>
          </table:table-cell>
          <table:table-cell table:formula="of:=SIN([.C69])" office:value-type="float" office:value="0.92585743935897" calcext:value-type="float">
            <text:p>0.92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formula="of:=([.B70]-1)^2/[.A70]" office:value-type="float" office:value="65.0149253731343" calcext:value-type="float">
            <text:p>65.015</text:p>
          </table:table-cell>
          <table:table-cell table:formula="of:=SIN([.C70])" office:value-type="float" office:value="0.818342064303015" calcext:value-type="float">
            <text:p>0.818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formula="of:=([.B71]-1)^2/[.A71]" office:value-type="float" office:value="66.0147058823529" calcext:value-type="float">
            <text:p>66.015</text:p>
          </table:table-cell>
          <table:table-cell table:formula="of:=SIN([.C71])" office:value-type="float" office:value="-0.0412484510780613" calcext:value-type="float">
            <text:p>-0.041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([.B72]-1)^2/[.A72]" office:value-type="float" office:value="67.0144927536232" calcext:value-type="float">
            <text:p>67.014</text:p>
          </table:table-cell>
          <table:table-cell table:formula="of:=SIN([.C72])" office:value-type="float" office:value="-0.862933781337137" calcext:value-type="float">
            <text:p>-0.863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formula="of:=([.B73]-1)^2/[.A73]" office:value-type="float" office:value="68.0142857142857" calcext:value-type="float">
            <text:p>68.014</text:p>
          </table:table-cell>
          <table:table-cell table:formula="of:=SIN([.C73])" office:value-type="float" office:value="-0.891548513376882" calcext:value-type="float">
            <text:p>-0.892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([.B74]-1)^2/[.A74]" office:value-type="float" office:value="69.0140845070423" calcext:value-type="float">
            <text:p>69.014</text:p>
          </table:table-cell>
          <table:table-cell table:formula="of:=SIN([.C74])" office:value-type="float" office:value="-0.100782477631777" calcext:value-type="float">
            <text:p>-0.101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([.B75]-1)^2/[.A75]" office:value-type="float" office:value="70.0138888888889" calcext:value-type="float">
            <text:p>70.014</text:p>
          </table:table-cell>
          <table:table-cell table:formula="of:=SIN([.C75])" office:value-type="float" office:value="0.782611857772981" calcext:value-type="float">
            <text:p>0.783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([.B76]-1)^2/[.A76]" office:value-type="float" office:value="71.013698630137" calcext:value-type="float">
            <text:p>71.014</text:p>
          </table:table-cell>
          <table:table-cell table:formula="of:=SIN([.C76])" office:value-type="float" office:value="0.946732365109898" calcext:value-type="float">
            <text:p>0.947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([.B77]-1)^2/[.A77]" office:value-type="float" office:value="72.0135135135135" calcext:value-type="float">
            <text:p>72.014</text:p>
          </table:table-cell>
          <table:table-cell table:formula="of:=SIN([.C77])" office:value-type="float" office:value="0.240729631058253" calcext:value-type="float">
            <text:p>0.241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([.B78]-1)^2/[.A78]" office:value-type="float" office:value="73.0133333333333" calcext:value-type="float">
            <text:p>73.013</text:p>
          </table:table-cell>
          <table:table-cell table:formula="of:=SIN([.C78])" office:value-type="float" office:value="-0.686527412341962" calcext:value-type="float">
            <text:p>-0.687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([.B79]-1)^2/[.A79]" office:value-type="float" office:value="74.0131578947368" calcext:value-type="float">
            <text:p>74.013</text:p>
          </table:table-cell>
          <table:table-cell table:formula="of:=SIN([.C79])" office:value-type="float" office:value="-0.982801608904372" calcext:value-type="float">
            <text:p>-0.983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([.B80]-1)^2/[.A80]" office:value-type="float" office:value="75.012987012987" calcext:value-type="float">
            <text:p>75.013</text:p>
          </table:table-cell>
          <table:table-cell table:formula="of:=SIN([.C80])" office:value-type="float" office:value="-0.375778474548316" calcext:value-type="float">
            <text:p>-0.376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formula="of:=([.B81]-1)^2/[.A81]" office:value-type="float" office:value="76.0128205128205" calcext:value-type="float">
            <text:p>76.013</text:p>
          </table:table-cell>
          <table:table-cell table:formula="of:=SIN([.C81])" office:value-type="float" office:value="0.576629174128239" calcext:value-type="float">
            <text:p>0.577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([.B82]-1)^2/[.A82]" office:value-type="float" office:value="77.0126582278481" calcext:value-type="float">
            <text:p>77.013</text:p>
          </table:table-cell>
          <table:table-cell table:formula="of:=SIN([.C82])" office:value-type="float" office:value="0.999048004187946" calcext:value-type="float">
            <text:p>0.999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([.B83]-1)^2/[.A83]" office:value-type="float" office:value="78.0125" calcext:value-type="float">
            <text:p>78.013</text:p>
          </table:table-cell>
          <table:table-cell table:formula="of:=SIN([.C83])" office:value-type="float" office:value="0.503216042508536" calcext:value-type="float">
            <text:p>0.503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formula="of:=([.B84]-1)^2/[.A84]" office:value-type="float" office:value="79.0123456790123" calcext:value-type="float">
            <text:p>79.012</text:p>
          </table:table-cell>
          <table:table-cell table:formula="of:=SIN([.C84])" office:value-type="float" office:value="-0.4551399129734" calcext:value-type="float">
            <text:p>-0.455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([.B85]-1)^2/[.A85]" office:value-type="float" office:value="80.0121951219512" calcext:value-type="float">
            <text:p>80.012</text:p>
          </table:table-cell>
          <table:table-cell table:formula="of:=SIN([.C85])" office:value-type="float" office:value="-0.995160901315404" calcext:value-type="float">
            <text:p>-0.99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([.B86]-1)^2/[.A86]" office:value-type="float" office:value="81.0120481927711" calcext:value-type="float">
            <text:p>81.012</text:p>
          </table:table-cell>
          <table:table-cell table:formula="of:=SIN([.C86])" office:value-type="float" office:value="-0.6204848418436" calcext:value-type="float">
            <text:p>-0.620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([.B87]-1)^2/[.A87]" office:value-type="float" office:value="82.0119047619048" calcext:value-type="float">
            <text:p>82.012</text:p>
          </table:table-cell>
          <table:table-cell table:formula="of:=SIN([.C87])" office:value-type="float" office:value="0.324512006612897" calcext:value-type="float">
            <text:p>0.325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([.B88]-1)^2/[.A88]" office:value-type="float" office:value="83.0117647058824" calcext:value-type="float">
            <text:p>83.012</text:p>
          </table:table-cell>
          <table:table-cell table:formula="of:=SIN([.C88])" office:value-type="float" office:value="0.971233145403406" calcext:value-type="float">
            <text:p>0.971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([.B89]-1)^2/[.A89]" office:value-type="float" office:value="84.0116279069767" calcext:value-type="float">
            <text:p>84.012</text:p>
          </table:table-cell>
          <table:table-cell table:formula="of:=SIN([.C89])" office:value-type="float" office:value="0.725233682190124" calcext:value-type="float">
            <text:p>0.725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formula="of:=([.B90]-1)^2/[.A90]" office:value-type="float" office:value="85.0114942528736" calcext:value-type="float">
            <text:p>85.011</text:p>
          </table:table-cell>
          <table:table-cell table:formula="of:=SIN([.C90])" office:value-type="float" office:value="-0.187378413629128" calcext:value-type="float">
            <text:p>-0.187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([.B91]-1)^2/[.A91]" office:value-type="float" office:value="86.0113636363636" calcext:value-type="float">
            <text:p>86.011</text:p>
          </table:table-cell>
          <table:table-cell table:formula="of:=SIN([.C91])" office:value-type="float" office:value="-0.927758939282447" calcext:value-type="float">
            <text:p>-0.928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([.B92]-1)^2/[.A92]" office:value-type="float" office:value="87.0112359550562" calcext:value-type="float">
            <text:p>87.011</text:p>
          </table:table-cell>
          <table:table-cell table:formula="of:=SIN([.C92])" office:value-type="float" office:value="-0.815364406836163" calcext:value-type="float">
            <text:p>-0.815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([.B93]-1)^2/[.A93]" office:value-type="float" office:value="88.0111111111111" calcext:value-type="float">
            <text:p>88.011</text:p>
          </table:table-cell>
          <table:table-cell table:formula="of:=SIN([.C93])" office:value-type="float" office:value="0.0465000367933395" calcext:value-type="float">
            <text:p>0.047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([.B94]-1)^2/[.A94]" office:value-type="float" office:value="89.010989010989" calcext:value-type="float">
            <text:p>89.011</text:p>
          </table:table-cell>
          <table:table-cell table:formula="of:=SIN([.C94])" office:value-type="float" office:value="0.865623704366942" calcext:value-type="float">
            <text:p>0.866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([.B95]-1)^2/[.A95]" office:value-type="float" office:value="90.0108695652174" calcext:value-type="float">
            <text:p>90.011</text:p>
          </table:table-cell>
          <table:table-cell table:formula="of:=SIN([.C95])" office:value-type="float" office:value="0.889073582918616" calcext:value-type="float">
            <text:p>0.889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([.B96]-1)^2/[.A96]" office:value-type="float" office:value="91.0107526881721" calcext:value-type="float">
            <text:p>91.011</text:p>
          </table:table-cell>
          <table:table-cell table:formula="of:=SIN([.C96])" office:value-type="float" office:value="0.0952894674568564" calcext:value-type="float">
            <text:p>0.095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([.B97]-1)^2/[.A97]" office:value-type="float" office:value="92.0106382978723" calcext:value-type="float">
            <text:p>92.011</text:p>
          </table:table-cell>
          <table:table-cell table:formula="of:=SIN([.C97])" office:value-type="float" office:value="-0.786086139560755" calcext:value-type="float">
            <text:p>-0.786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([.B98]-1)^2/[.A98]" office:value-type="float" office:value="93.0105263157895" calcext:value-type="float">
            <text:p>93.011</text:p>
          </table:table-cell>
          <table:table-cell table:formula="of:=SIN([.C98])" office:value-type="float" office:value="-0.944888312300681" calcext:value-type="float">
            <text:p>-0.94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([.B99]-1)^2/[.A99]" office:value-type="float" office:value="94.0104166666667" calcext:value-type="float">
            <text:p>94.010</text:p>
          </table:table-cell>
          <table:table-cell table:formula="of:=SIN([.C99])" office:value-type="float" office:value="-0.235140327372576" calcext:value-type="float">
            <text:p>-0.235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([.B100]-1)^2/[.A100]" office:value-type="float" office:value="95.0103092783505" calcext:value-type="float">
            <text:p>95.010</text:p>
          </table:table-cell>
          <table:table-cell table:formula="of:=SIN([.C100])" office:value-type="float" office:value="0.690752835258792" calcext:value-type="float">
            <text:p>0.691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([.B101]-1)^2/[.A101]" office:value-type="float" office:value="96.0102040816327" calcext:value-type="float">
            <text:p>96.010</text:p>
          </table:table-cell>
          <table:table-cell table:formula="of:=SIN([.C101])" office:value-type="float" office:value="0.981695443603537" calcext:value-type="float">
            <text:p>0.982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([.B102]-1)^2/[.A102]" office:value-type="float" office:value="97.010101010101" calcext:value-type="float">
            <text:p>97.010</text:p>
          </table:table-cell>
          <table:table-cell table:formula="of:=SIN([.C102])" office:value-type="float" office:value="0.370243607724669" calcext:value-type="float">
            <text:p>0.370</text:p>
          </table:table-cell>
        </table:table-row>
        <table:table-row table:style-name="ro1" table:number-rows-repeated="10484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5:44:13.887017771</meta:creation-date>
    <dc:date>2021-07-21T15:49:11.842953054</dc:date>
    <meta:editing-duration>PT4M58S</meta:editing-duration>
    <meta:editing-cycles>2</meta:editing-cycles>
    <meta:generator>LibreOffice/7.1.4.2$Linux_X86_64 LibreOffice_project/10$Build-2</meta:generator>
    <meta:document-statistic meta:table-count="2" meta:cell-count="402" meta:object-count="0"/>
  </office:meta>
</office:document-meta>
</file>